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4">
          <table:table-cell table:style-name="ce2"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Finish COS301 paper</text:p>
            <text:p>- Do NMD442 final project</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23" calcext:value-type="float">
            <text:p>323</text:p>
          </table:table-cell>
          <table:table-cell table:formula="of:=SUM([.D13:.I13])" office:value-type="float" office:value="102" calcext:value-type="float">
            <text:p>10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499" calcext:value-type="float">
            <text:p>499</text:p>
          </table:table-cell>
          <table:table-cell table:formula="of:=SUM([.D14:.I14])" office:value-type="float" office:value="240" calcext:value-type="float">
            <text:p>24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2.208333333333" calcext:value-type="float">
            <text:p>182.208333333333</text:p>
          </table:table-cell>
          <table:table-cell table:formula="of:=SUM([.D17:.I17])" office:value-type="float" office:value="9.20833333333333" calcext:value-type="float">
            <text:p>9.2083333333333</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3.625" calcext:value-type="float">
            <text:p>223.625</text:p>
          </table:table-cell>
          <table:table-cell table:formula="of:=SUM([.D18:.I18])" office:value-type="float" office:value="22.625" calcext:value-type="float">
            <text:p>22.625</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6:02:35.565058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03:36:00.977649766</dc:date>
    <meta:creation-date>2016-09-05T22:47:24Z</meta:creation-date>
    <meta:editing-cycles>1635</meta:editing-cycles>
    <meta:editing-duration>P34DT6H47M59S</meta:editing-duration>
    <meta:generator>LibreOffice/5.2.7.2$Linux_X86_64 LibreOffice_project/20m0$Build-2</meta:generator>
    <meta:document-statistic meta:table-count="4" meta:cell-count="4394" meta:object-count="0"/>
  </office:meta>
</office:document-meta>
</file>